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REAK_WINDOWS</text:p>
          </table:table-cell>
          <table:table-cell office:value-type="string" table:style-name="ce2">
            <text:p>A World of Pane</text:p>
          </table:table-cell>
          <table:table-cell office:value-type="string" table:style-name="ce2">
            <text:p>Shoot out 14 windows in a single round on Office</text:p>
          </table:table-cell>
          <table:table-cell office:value-type="string" table:style-name="ce2">
            <text:p>http://cdn.akamai.steamstatic.com/steamcommunity/public/images/apps/730/70dbf712e9cb049fb56cc7bab510dc97ecad5dca.jpg</text:p>
          </table:table-cell>
          <table:table-cell office:value-type="string" table:style-name="ce2">
            <text:p>http://cdn.akamai.steamstatic.com/steamcommunity/public/images/apps/730/7f1cf888b7090360756bdc5dabcad259f51c661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AZTEC</text:p>
          </table:table-cell>
          <table:table-cell office:value-type="string" table:style-name="ce2">
            <text:p>Aztec Map Veteran</text:p>
          </table:table-cell>
          <table:table-cell office:value-type="string" table:style-name="ce2">
            <text:p>Win 100 rounds on Aztec</text:p>
          </table:table-cell>
          <table:table-cell office:value-type="string" table:style-name="ce2">
            <text:p>http://cdn.akamai.steamstatic.com/steamcommunity/public/images/apps/730/55f621c6ae554de84edd1fce9ed2ba6ba9e08de4.jpg</text:p>
          </table:table-cell>
          <table:table-cell office:value-type="string" table:style-name="ce2">
            <text:p>http://cdn.akamai.steamstatic.com/steamcommunity/public/images/apps/730/59c39f284bf618988e925b9445a8525817ad178c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AR_BAGGAGE</text:p>
          </table:table-cell>
          <table:table-cell office:value-type="string" table:style-name="ce2">
            <text:p>Baggage Claimer</text:p>
          </table:table-cell>
          <table:table-cell office:value-type="string" table:style-name="ce2">
            <text:p>Win five matches in Arms Race Mode on Baggage</text:p>
          </table:table-cell>
          <table:table-cell office:value-type="string" table:style-name="ce2">
            <text:p>http://cdn.akamai.steamstatic.com/steamcommunity/public/images/apps/730/ce59e044fac4e9d67c5b3b06ccad3701ad0176e4.jpg</text:p>
          </table:table-cell>
          <table:table-cell office:value-type="string" table:style-name="ce2">
            <text:p>http://cdn.akamai.steamstatic.com/steamcommunity/public/images/apps/730/489e002bf442ebecc74c1ed4c9c59c3624a070a9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BANK</text:p>
          </table:table-cell>
          <table:table-cell office:value-type="string" table:style-name="ce2">
            <text:p>Bank On It</text:p>
          </table:table-cell>
          <table:table-cell office:value-type="string" table:style-name="ce2">
            <text:p>Win five matches on Bank</text:p>
          </table:table-cell>
          <table:table-cell office:value-type="string" table:style-name="ce2">
            <text:p>http://cdn.akamai.steamstatic.com/steamcommunity/public/images/apps/730/a6dc63b92a74f85d181a06ae1620e73636eebaae.jpg</text:p>
          </table:table-cell>
          <table:table-cell office:value-type="string" table:style-name="ce2">
            <text:p>http://cdn.akamai.steamstatic.com/steamcommunity/public/images/apps/730/59ccb246ef0352f98e623792e3d82a0000643f6b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DUST</text:p>
          </table:table-cell>
          <table:table-cell office:value-type="string" table:style-name="ce2">
            <text:p>Dust Map Veteran</text:p>
          </table:table-cell>
          <table:table-cell office:value-type="string" table:style-name="ce2">
            <text:p>Win 100 rounds on Dust</text:p>
          </table:table-cell>
          <table:table-cell office:value-type="string" table:style-name="ce2">
            <text:p>http://cdn.akamai.steamstatic.com/steamcommunity/public/images/apps/730/1b3ef8f80011b7728e0a90b119c277e8f8f4ebf1.jpg</text:p>
          </table:table-cell>
          <table:table-cell office:value-type="string" table:style-name="ce2">
            <text:p>http://cdn.akamai.steamstatic.com/steamcommunity/public/images/apps/730/26c020620df0ac4ea8e4aedc802d0d4b9fa99002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DUST2</text:p>
          </table:table-cell>
          <table:table-cell office:value-type="string" table:style-name="ce2">
            <text:p>Dust2 Map Veteran</text:p>
          </table:table-cell>
          <table:table-cell office:value-type="string" table:style-name="ce2">
            <text:p>Win 100 rounds on Dust2</text:p>
          </table:table-cell>
          <table:table-cell office:value-type="string" table:style-name="ce2">
            <text:p>http://cdn.akamai.steamstatic.com/steamcommunity/public/images/apps/730/5210b418dcb481a9a582a3007c6a1bcc9e0a28fb.jpg</text:p>
          </table:table-cell>
          <table:table-cell office:value-type="string" table:style-name="ce2">
            <text:p>http://cdn.akamai.steamstatic.com/steamcommunity/public/images/apps/730/4bb16b1f0c2b29d8fc8a9530507ee74e347b5bf8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INFERNO</text:p>
          </table:table-cell>
          <table:table-cell office:value-type="string" table:style-name="ce2">
            <text:p>Inferno Map Veteran</text:p>
          </table:table-cell>
          <table:table-cell office:value-type="string" table:style-name="ce2">
            <text:p>Win 100 rounds on Inferno</text:p>
          </table:table-cell>
          <table:table-cell office:value-type="string" table:style-name="ce2">
            <text:p>http://cdn.akamai.steamstatic.com/steamcommunity/public/images/apps/730/57432488f8e462d84e73b4234b8c0d10b4840320.jpg</text:p>
          </table:table-cell>
          <table:table-cell office:value-type="string" table:style-name="ce2">
            <text:p>http://cdn.akamai.steamstatic.com/steamcommunity/public/images/apps/730/94d47ff130d2e576d56cfe2b37bc5919eccc97e4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CS_ITALY</text:p>
          </table:table-cell>
          <table:table-cell office:value-type="string" table:style-name="ce2">
            <text:p>Italy Map Veteran</text:p>
          </table:table-cell>
          <table:table-cell office:value-type="string" table:style-name="ce2">
            <text:p>Win 100 rounds on Italy</text:p>
          </table:table-cell>
          <table:table-cell office:value-type="string" table:style-name="ce2">
            <text:p>http://cdn.akamai.steamstatic.com/steamcommunity/public/images/apps/730/41fe32f00a12b8cd5820ce149055b2757cd122f1.jpg</text:p>
          </table:table-cell>
          <table:table-cell office:value-type="string" table:style-name="ce2">
            <text:p>http://cdn.akamai.steamstatic.com/steamcommunity/public/images/apps/730/5cc7050d01b7dc5166b6e6576da36e4d8696f7ab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STMARC</text:p>
          </table:table-cell>
          <table:table-cell office:value-type="string" table:style-name="ce2">
            <text:p>Marcsman</text:p>
          </table:table-cell>
          <table:table-cell office:value-type="string" table:style-name="ce2">
            <text:p>Win five matches on St. Marc</text:p>
          </table:table-cell>
          <table:table-cell office:value-type="string" table:style-name="ce2">
            <text:p>http://cdn.akamai.steamstatic.com/steamcommunity/public/images/apps/730/6f06126bd8c508f205c7bf7ffacf32dde77c242b.jpg</text:p>
          </table:table-cell>
          <table:table-cell office:value-type="string" table:style-name="ce2">
            <text:p>http://cdn.akamai.steamstatic.com/steamcommunity/public/images/apps/730/7e3b1689a9b8a03f461b17488b2fafed740b5e8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SAFEHOUSE</text:p>
          </table:table-cell>
          <table:table-cell office:value-type="string" table:style-name="ce2">
            <text:p>My House</text:p>
          </table:table-cell>
          <table:table-cell office:value-type="string" table:style-name="ce2">
            <text:p>Win five matches on Safehouse</text:p>
          </table:table-cell>
          <table:table-cell office:value-type="string" table:style-name="ce2">
            <text:p>http://cdn.akamai.steamstatic.com/steamcommunity/public/images/apps/730/05cc579e286fa4e9c7b4a8ec5cc8bc409eeb2f5a.jpg</text:p>
          </table:table-cell>
          <table:table-cell office:value-type="string" table:style-name="ce2">
            <text:p>http://cdn.akamai.steamstatic.com/steamcommunity/public/images/apps/730/610a7c3ebf040e5a092f059d3b0113e4a9f88eae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NUKE</text:p>
          </table:table-cell>
          <table:table-cell office:value-type="string" table:style-name="ce2">
            <text:p>Nuke Map Veteran</text:p>
          </table:table-cell>
          <table:table-cell office:value-type="string" table:style-name="ce2">
            <text:p>Win 100 rounds on Nuke</text:p>
          </table:table-cell>
          <table:table-cell office:value-type="string" table:style-name="ce2">
            <text:p>http://cdn.akamai.steamstatic.com/steamcommunity/public/images/apps/730/793ef60b248eee91e24909a802f171ef1e0054fa.jpg</text:p>
          </table:table-cell>
          <table:table-cell office:value-type="string" table:style-name="ce2">
            <text:p>http://cdn.akamai.steamstatic.com/steamcommunity/public/images/apps/730/33d1ab6153d7ea7087feb2b89e303c4f1f5bd4b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CS_OFFICE</text:p>
          </table:table-cell>
          <table:table-cell office:value-type="string" table:style-name="ce2">
            <text:p>Office Map Veteran</text:p>
          </table:table-cell>
          <table:table-cell office:value-type="string" table:style-name="ce2">
            <text:p>Win 100 rounds on Office</text:p>
          </table:table-cell>
          <table:table-cell office:value-type="string" table:style-name="ce2">
            <text:p>http://cdn.akamai.steamstatic.com/steamcommunity/public/images/apps/730/beda5eba8dd87b712960c96c17b2c27c6d96875e.jpg</text:p>
          </table:table-cell>
          <table:table-cell office:value-type="string" table:style-name="ce2">
            <text:p>http://cdn.akamai.steamstatic.com/steamcommunity/public/images/apps/730/eb759bb34cc407ca106c80ccff767d1d604f54a6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SUGARCANE</text:p>
          </table:table-cell>
          <table:table-cell office:value-type="string" table:style-name="ce2">
            <text:p>Run of the Mill</text:p>
          </table:table-cell>
          <table:table-cell office:value-type="string" table:style-name="ce2">
            <text:p>Win five matches on Sugarcane</text:p>
          </table:table-cell>
          <table:table-cell office:value-type="string" table:style-name="ce2">
            <text:p>http://cdn.akamai.steamstatic.com/steamcommunity/public/images/apps/730/aaaabd6a546238226dcfc92118a5557876bab7ee.jpg</text:p>
          </table:table-cell>
          <table:table-cell office:value-type="string" table:style-name="ce2">
            <text:p>http://cdn.akamai.steamstatic.com/steamcommunity/public/images/apps/730/1ca333fac93d929f4e0c04b37960cb8b38bf4dd2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AR_SHOOTS</text:p>
          </table:table-cell>
          <table:table-cell office:value-type="string" table:style-name="ce2">
            <text:p>Shoots Vet</text:p>
          </table:table-cell>
          <table:table-cell office:value-type="string" table:style-name="ce2">
            <text:p>Win five matches in Arms Race Mode on Shoots</text:p>
          </table:table-cell>
          <table:table-cell office:value-type="string" table:style-name="ce2">
            <text:p>http://cdn.akamai.steamstatic.com/steamcommunity/public/images/apps/730/285b0ace38c4a02a02844c8d8b559054877a79f0.jpg</text:p>
          </table:table-cell>
          <table:table-cell office:value-type="string" table:style-name="ce2">
            <text:p>http://cdn.akamai.steamstatic.com/steamcommunity/public/images/apps/730/8a7f730636f7fb94ef405dc5e4f45f58d2ad166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TRAIN</text:p>
          </table:table-cell>
          <table:table-cell office:value-type="string" table:style-name="ce2">
            <text:p>Train Map Veteran</text:p>
          </table:table-cell>
          <table:table-cell office:value-type="string" table:style-name="ce2">
            <text:p>Win 100 rounds on Train</text:p>
          </table:table-cell>
          <table:table-cell office:value-type="string" table:style-name="ce2">
            <text:p>http://cdn.akamai.steamstatic.com/steamcommunity/public/images/apps/730/360ae17d09ec930fd0638d9fcd72baddea92094c.jpg</text:p>
          </table:table-cell>
          <table:table-cell office:value-type="string" table:style-name="ce2">
            <text:p>http://cdn.akamai.steamstatic.com/steamcommunity/public/images/apps/730/2a4270469f1377564bde88b77925c4ddebb9c1d2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LAKE</text:p>
          </table:table-cell>
          <table:table-cell office:value-type="string" table:style-name="ce2">
            <text:p>Vacation</text:p>
          </table:table-cell>
          <table:table-cell office:value-type="string" table:style-name="ce2">
            <text:p>Win five matches on Lake</text:p>
          </table:table-cell>
          <table:table-cell office:value-type="string" table:style-name="ce2">
            <text:p>http://cdn.akamai.steamstatic.com/steamcommunity/public/images/apps/730/31c3ab15c1850db833bb3876df7b9943637e916f.jpg</text:p>
          </table:table-cell>
          <table:table-cell office:value-type="string" table:style-name="ce2">
            <text:p>http://cdn.akamai.steamstatic.com/steamcommunity/public/images/apps/730/7a3d1294fcfcf61c9e65efba02f2e44fdf6ef0a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MAP_DE_SHORTTRAIN</text:p>
          </table:table-cell>
          <table:table-cell office:value-type="string" table:style-name="ce2">
            <text:p>Shorttrain Map Veteran</text:p>
          </table:table-cell>
          <table:table-cell office:value-type="string" table:style-name="ce2">
            <text:p>Win five matches on Shorttrain</text:p>
          </table:table-cell>
          <table:table-cell office:value-type="string" table:style-name="ce2">
            <text:p>http://cdn.akamai.steamstatic.com/steamcommunity/public/images/apps/730/c4cf46ea10258c2cc9a0a806349d617ef23b86b6.jpg</text:p>
          </table:table-cell>
          <table:table-cell office:value-type="string" table:style-name="ce2">
            <text:p>http://cdn.akamai.steamstatic.com/steamcommunity/public/images/apps/730/7c7c7cb08ffdc1aaf54cd76881d526eb97403c7d.jpg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Yusuf Zaidi</meta:initial-creator>
    <dc:creator>Yusuf Zaidi</dc:creator>
    <meta:creation-date>2015-11-23T01:15:44Z</meta:creation-date>
    <dc:date>2015-11-23T01:16:20Z</dc:date>
  </office:meta>
</office:document-meta>
</file>